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beddedDatabaseBuilderTests.createSameSchemaTwiceWithoutUniqueDb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mbeddedDatabaseBuilderTests.addScriptsWithCustomBlockCom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mbeddedDatabaseBuilderTests.add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mbeddedDatabaseBuilderTests.assertNumRowsInTestTable( JdbcTemplate template ,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DatabaseBuilderTests.addScri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mbeddedDatabaseBuilderTests.createSameSchemaTwiceWithGeneratedUniqueDb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mbeddedDatabaseBuilderTests.setTypeToH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mbeddedDatabaseBuilderTests.addScriptWithBogus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beddedDatabaseBuilderTests.assertDatabaseCreatedAndShutdown( EmbeddedDatabase d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beddedDatabaseBuilderTests.addScriptsWithDefaultCommen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mbeddedDatabaseBuilderTests.setTypeToDerbyAndIgnoreFailedDro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mbeddedDatabaseBuilderTests.addScriptsWithCustomCommen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mbeddedDatabaseBuilderTests.doTwice( Runnable 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beddedDatabaseBuilderTests.addDefaultScri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mbeddedDatabaseBuilderTests.assertDatabaseCreated( EmbeddedDatabase d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